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5mm"/>
    </style:style>
    <style:style style:name="co4" style:family="table-column">
      <style:table-column-properties fo:break-before="auto" style:column-width="10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(Randomized)</text:p>
          </table:table-cell>
          <table:table-cell table:number-columns-repeated="3"/>
          <table:table-cell office:value-type="string" calcext:value-type="string">
            <text:p>Af</text:p>
          </table:table-cell>
          <table:table-cell office:value-type="string" calcext:value-type="string">
            <text:p>An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fric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_dept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ntarctic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_estimator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caler</text:p>
          </table:table-cell>
          <table:table-cell office:value-type="string" calcext:value-type="string">
            <text:p>MaxAbsScaler</text:p>
          </table:table-cell>
          <table:table-cell/>
          <table:table-cell office:value-type="string" calcext:value-type="string">
            <text:p>Euro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ass weight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rth Ameri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cean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outh Amer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rrect</text:p>
          </table:table-cell>
          <table:table-cell table:formula="of:=[.F2]+[.G3]+[.H4]+[.I5]+[.J6]+[.K7]+[.L8]"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ong</text:p>
          </table:table-cell>
          <table:table-cell table:formula="of:=SUM([.F2:.L8])-[.F10]" office:value-type="float" office:value="226" calcext:value-type="float">
            <text:p>2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21:39.076000000</meta:creation-date>
    <dc:date>2017-01-23T13:31:11.736000000</dc:date>
    <meta:editing-duration>PT7M52S</meta:editing-duration>
    <meta:editing-cycles>2</meta:editing-cycles>
    <meta:generator>LibreOffice/5.0.5.2$Windows_x86 LibreOffice_project/55b006a02d247b5f7215fc6ea0fde844b30035b3</meta:generator>
    <meta:document-statistic meta:table-count="1" meta:cell-count="80" meta:object-count="0"/>
  </office:meta>
</office:document-meta>
</file>